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413cm" fo:margin-left="-0.413cm" table:align="left"/>
    </style:style>
    <style:style style:name="Tableau1.A" style:family="table-column">
      <style:table-column-properties style:column-width="3.473cm"/>
    </style:style>
    <style:style style:name="Tableau1.B" style:family="table-column">
      <style:table-column-properties style:column-width="0.926cm"/>
    </style:style>
    <style:style style:name="Tableau1.C" style:family="table-column">
      <style:table-column-properties style:column-width="3.307cm"/>
    </style:style>
    <style:style style:name="Tableau1.D" style:family="table-column">
      <style:table-column-properties style:column-width="2.628cm"/>
    </style:style>
    <style:style style:name="Tableau1.F" style:family="table-column">
      <style:table-column-properties style:column-width="0.198cm"/>
    </style:style>
    <style:style style:name="Tableau1.G" style:family="table-column">
      <style:table-column-properties style:column-width="3.408cm"/>
    </style:style>
    <style:style style:name="Tableau1.A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0.05pt solid #000000"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none" fo:border-top="none" fo:border-bottom="0.05pt solid #000000"/>
    </style:style>
    <style:style style:name="Tableau1.F6"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F7"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none" fo:border-top="none" fo:border-bottom="0.05pt solid #000000"/>
    </style:style>
    <style:style style:name="Tableau1.F8"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F9"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none" fo:border-top="none" fo:border-bottom="0.05pt solid #000000"/>
    </style:style>
    <style:style style:name="Tableau1.F10"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F11" style:family="table-cell">
      <style:table-cell-properties fo:padding="0.097cm" fo:border-left="0.05pt solid #000000" fo:border-right="none" fo:border-top="none" fo:border-bottom="0.05pt solid #000000"/>
    </style:style>
    <style:style style:name="Tableau1.E12" style:family="table-cell">
      <style:table-cell-properties fo:padding="0.097cm" fo:border-left="0.05pt solid #000000" fo:border-right="none" fo:border-top="none" fo:border-bottom="0.05pt solid #000000"/>
    </style:style>
    <style:style style:name="Tableau1.F12"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none" fo:border-top="none" fo:border-bottom="0.05pt solid #000000"/>
    </style:style>
    <style:style style:name="Tableau1.F13"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none" fo:border-top="none" fo:border-bottom="0.05pt solid #000000"/>
    </style:style>
    <style:style style:name="Tableau1.E14" style:family="table-cell">
      <style:table-cell-properties fo:padding="0.097cm" fo:border-left="0.05pt solid #000000" fo:border-right="none" fo:border-top="none" fo:border-bottom="0.05pt solid #000000"/>
    </style:style>
    <style:style style:name="Tableau1.F14"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none" fo:border-top="none" fo:border-bottom="0.05pt solid #000000"/>
    </style:style>
    <style:style style:name="Tableau1.F15"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none" fo:border-top="none" fo:border-bottom="0.05pt solid #000000"/>
    </style:style>
    <style:style style:name="Tableau1.E16" style:family="table-cell">
      <style:table-cell-properties fo:padding="0.097cm" fo:border-left="0.05pt solid #000000" fo:border-right="none" fo:border-top="none" fo:border-bottom="0.05pt solid #000000"/>
    </style:style>
    <style:style style:name="Tableau1.F16"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none" fo:border-top="none" fo:border-bottom="0.05pt solid #000000"/>
    </style:style>
    <style:style style:name="Tableau1.F17"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none" fo:border-top="none" fo:border-bottom="0.05pt solid #000000"/>
    </style:style>
    <style:style style:name="Tableau1.E18" style:family="table-cell">
      <style:table-cell-properties fo:padding="0.097cm" fo:border-left="0.05pt solid #000000" fo:border-right="none" fo:border-top="none" fo:border-bottom="0.05pt solid #000000"/>
    </style:style>
    <style:style style:name="Tableau1.F18"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none" fo:border-top="none" fo:border-bottom="0.05pt solid #000000"/>
    </style:style>
    <style:style style:name="Tableau1.F19" style:family="table-cell">
      <style:table-cell-properties fo:padding="0.097cm" fo:border-left="0.05pt solid #000000" fo:border-right="none" fo:border-top="none" fo:border-bottom="0.05pt solid #000000"/>
    </style:style>
    <style:style style:name="Tableau2" style:family="table">
      <style:table-properties style:width="17cm" table:align="left"/>
    </style:style>
    <style:style style:name="Tableau2.A" style:family="table-column">
      <style:table-column-properties style:column-width="2.838cm"/>
    </style:style>
    <style:style style:name="Tableau2.B" style:family="table-column">
      <style:table-column-properties style:column-width="2.833cm"/>
    </style:style>
    <style:style style:name="Tableau2.F" style:family="table-column">
      <style:table-column-properties style:column-width="2.831cm"/>
    </style:style>
    <style:style style:name="Tableau2.A1" style:family="table-cell">
      <style:table-cell-properties style:vertical-align="middle" fo:background-color="#72bf44"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left="0.05pt solid #000000" fo:border-right="none" fo:border-top="0.05pt solid #000000" fo:border-bottom="0.05pt solid #000000"/>
    </style:style>
    <style:style style:name="Tableau2.E1" style:family="table-cell">
      <style:table-cell-properties style:vertical-align="middle" fo:padding="0.097cm" fo:border-left="0.05pt solid #000000" fo:border-right="none" fo:border-top="0.05pt solid #000000" fo:border-bottom="0.05pt solid #000000"/>
    </style:style>
    <style:style style:name="Tableau2.F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f04e4d" fo:padding="0.097cm" fo:border-left="0.05pt solid #000000" fo:border-right="none" fo:border-top="none" fo:border-bottom="0.05pt solid #000000">
        <style:background-image/>
      </style:table-cell-properties>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none" fo:border-top="none" fo:border-bottom="0.05pt solid #000000"/>
    </style:style>
    <style:style style:name="Tableau2.C6" style:family="table-cell">
      <style:table-cell-properties style:vertical-align="middle" fo:padding="0.097cm" fo:border-left="0.05pt solid #000000" fo:border-right="none" fo:border-top="none" fo:border-bottom="0.05pt solid #000000"/>
    </style:style>
    <style:style style:name="Tableau2.D6" style:family="table-cell">
      <style:table-cell-properties style:vertical-align="middle" fo:padding="0.097cm" fo:border-left="0.05pt solid #000000" fo:border-right="none" fo:border-top="none" fo:border-bottom="0.05pt solid #000000"/>
    </style:style>
    <style:style style:name="Tableau2.F6" style:family="table-cell">
      <style:table-cell-properties style:vertical-align="middle" fo:background-color="#f04e4d" fo:padding="0.097cm" fo:border-left="0.05pt solid #000000" fo:border-right="0.05pt solid #000000" fo:border-top="none" fo:border-bottom="0.05pt solid #000000">
        <style:background-image/>
      </style:table-cell-properties>
    </style:style>
    <style:style style:name="Dictionnaire_5f_de_5f_données" style:display-name="Dictionnaire_de_données" style:family="table">
      <style:table-properties style:width="17cm" table:align="margins"/>
    </style:style>
    <style:style style:name="Dictionnaire_5f_de_5f_données.A" style:display-name="Dictionnaire_de_données.A" style:family="table-column">
      <style:table-column-properties style:column-width="5.667cm" style:rel-column-width="21845*"/>
    </style:style>
    <style:style style:name="Dictionnaire_5f_de_5f_données.A1" style:display-name="Dictionnaire_de_données.A1" style:family="table-cell">
      <style:table-cell-properties fo:padding="0.097cm" fo:border="0.05pt solid #000000"/>
    </style:style>
    <style:style style:name="Dictionnaire_5f_de_5f_données.A2" style:display-name="Dictionnaire_de_données.A2" style:family="table-cell">
      <style:table-cell-properties fo:padding="0.097cm" fo:border-left="0.05pt solid #000000" fo:border-right="none" fo:border-top="none" fo:border-bottom="0.05pt solid #000000"/>
    </style:style>
    <style:style style:name="Dictionnaire_5f_de_5f_données.C2" style:display-name="Dictionnaire_de_données.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3fc97" officeooo:paragraph-rsid="0013fc97"/>
    </style:style>
    <style:style style:name="P2" style:family="paragraph" style:parent-style-name="Standard">
      <style:paragraph-properties fo:text-align="start" style:justify-single-word="false"/>
      <style:text-properties officeooo:rsid="0013fc97" officeooo:paragraph-rsid="0013fc97"/>
    </style:style>
    <style:style style:name="P3" style:family="paragraph" style:parent-style-name="Standard">
      <style:paragraph-properties fo:text-align="start" style:justify-single-word="false"/>
      <style:text-properties officeooo:rsid="0015649f" officeooo:paragraph-rsid="0015649f"/>
    </style:style>
    <style:style style:name="P4" style:family="paragraph" style:parent-style-name="Standard">
      <style:paragraph-properties fo:text-align="start" style:justify-single-word="false"/>
      <style:text-properties officeooo:rsid="0016cef0" officeooo:paragraph-rsid="0016cef0"/>
    </style:style>
    <style:style style:name="P5" style:family="paragraph" style:parent-style-name="Standard">
      <style:paragraph-properties fo:text-align="start" style:justify-single-word="false"/>
      <style:text-properties officeooo:rsid="001b0e5b" officeooo:paragraph-rsid="001b0e5b"/>
    </style:style>
    <style:style style:name="P6" style:family="paragraph" style:parent-style-name="Standard">
      <style:paragraph-properties fo:text-align="start" style:justify-single-word="false"/>
      <style:text-properties officeooo:rsid="001e3288" officeooo:paragraph-rsid="001e3288"/>
    </style:style>
    <style:style style:name="P7" style:family="paragraph" style:parent-style-name="Standard">
      <style:paragraph-properties fo:text-align="center" style:justify-single-word="false"/>
      <style:text-properties officeooo:rsid="0021bc3d" officeooo:paragraph-rsid="0021bc3d"/>
    </style:style>
    <style:style style:name="P8" style:family="paragraph" style:parent-style-name="Standard">
      <style:paragraph-properties fo:text-align="start" style:justify-single-word="false"/>
      <style:text-properties officeooo:rsid="002c3d5e" officeooo:paragraph-rsid="002c3d5e"/>
    </style:style>
    <style:style style:name="P9" style:family="paragraph" style:parent-style-name="Standard">
      <style:paragraph-properties fo:text-align="start" style:justify-single-word="false"/>
      <style:text-properties officeooo:rsid="002c3d5e" officeooo:paragraph-rsid="002ff33f"/>
    </style:style>
    <style:style style:name="P10" style:family="paragraph" style:parent-style-name="Standard">
      <style:paragraph-properties fo:text-align="center" style:justify-single-word="false"/>
      <style:text-properties officeooo:rsid="001a6e53" officeooo:paragraph-rsid="001a6e53"/>
    </style:style>
    <style:style style:name="P11" style:family="paragraph" style:parent-style-name="Standard">
      <style:paragraph-properties fo:text-align="start" style:justify-single-word="false"/>
      <style:text-properties officeooo:rsid="00353120" officeooo:paragraph-rsid="00353120"/>
    </style:style>
    <style:style style:name="P12" style:family="paragraph" style:parent-style-name="Standard">
      <style:paragraph-properties fo:text-align="start" style:justify-single-word="false"/>
      <style:text-properties officeooo:rsid="0036bcf0" officeooo:paragraph-rsid="0036bcf0"/>
    </style:style>
    <style:style style:name="P13" style:family="paragraph" style:parent-style-name="Standard">
      <style:paragraph-properties fo:text-align="start" style:justify-single-word="false"/>
      <style:text-properties officeooo:rsid="0036bcf0" officeooo:paragraph-rsid="0037ef69"/>
    </style:style>
    <style:style style:name="P14" style:family="paragraph" style:parent-style-name="Standard">
      <style:text-properties officeooo:paragraph-rsid="0037ef69"/>
    </style:style>
    <style:style style:name="P15" style:family="paragraph" style:parent-style-name="Table_20_Contents">
      <style:paragraph-properties fo:text-align="center" style:justify-single-word="false"/>
      <style:text-properties officeooo:rsid="001e3288" officeooo:paragraph-rsid="001e3288"/>
    </style:style>
    <style:style style:name="P16" style:family="paragraph" style:parent-style-name="Table_20_Contents">
      <style:paragraph-properties fo:text-align="center" style:justify-single-word="false"/>
      <style:text-properties officeooo:rsid="001e3288" officeooo:paragraph-rsid="00247824"/>
    </style:style>
    <style:style style:name="P17" style:family="paragraph" style:parent-style-name="Table_20_Contents">
      <style:paragraph-properties fo:text-align="center" style:justify-single-word="false"/>
      <style:text-properties officeooo:rsid="0020166f" officeooo:paragraph-rsid="0020166f"/>
    </style:style>
    <style:style style:name="P18" style:family="paragraph" style:parent-style-name="Table_20_Contents">
      <style:paragraph-properties fo:text-align="center" style:justify-single-word="false"/>
      <style:text-properties officeooo:rsid="0022fc9c" officeooo:paragraph-rsid="0022fc9c"/>
    </style:style>
    <style:style style:name="P19" style:family="paragraph" style:parent-style-name="Table_20_Contents">
      <style:paragraph-properties fo:text-align="center" style:justify-single-word="false"/>
      <style:text-properties officeooo:rsid="00233f7c" officeooo:paragraph-rsid="00233f7c"/>
    </style:style>
    <style:style style:name="P20" style:family="paragraph" style:parent-style-name="Table_20_Contents">
      <style:paragraph-properties fo:text-align="center" style:justify-single-word="false"/>
      <style:text-properties officeooo:rsid="00247824" officeooo:paragraph-rsid="00247824"/>
    </style:style>
    <style:style style:name="P21" style:family="paragraph" style:parent-style-name="Table_20_Contents">
      <style:paragraph-properties fo:text-align="center" style:justify-single-word="false"/>
      <style:text-properties officeooo:rsid="002587b4" officeooo:paragraph-rsid="002587b4"/>
    </style:style>
    <style:style style:name="P22" style:family="paragraph" style:parent-style-name="Table_20_Contents">
      <style:paragraph-properties fo:text-align="center" style:justify-single-word="false"/>
      <style:text-properties officeooo:rsid="002769ad" officeooo:paragraph-rsid="002769ad"/>
    </style:style>
    <style:style style:name="P23" style:family="paragraph" style:parent-style-name="Table_20_Contents">
      <style:paragraph-properties fo:text-align="center" style:justify-single-word="false"/>
      <style:text-properties officeooo:rsid="002891be" officeooo:paragraph-rsid="002891b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officeooo:paragraph-rsid="0037ef69"/>
    </style:style>
    <style:style style:name="P26" style:family="paragraph" style:parent-style-name="Table_20_Contents">
      <style:paragraph-properties fo:text-align="center" style:justify-single-word="false"/>
      <style:text-properties officeooo:paragraph-rsid="002e5f5d"/>
    </style:style>
    <style:style style:name="P27" style:family="paragraph" style:parent-style-name="Table_20_Contents">
      <style:paragraph-properties fo:text-align="center" style:justify-single-word="false"/>
      <style:text-properties fo:font-size="18pt" officeooo:rsid="002c3d5e" officeooo:paragraph-rsid="002c3d5e"/>
    </style:style>
    <style:style style:name="P28" style:family="paragraph" style:parent-style-name="Table_20_Contents">
      <style:paragraph-properties fo:text-align="center" style:justify-single-word="false"/>
      <style:text-properties officeooo:rsid="002e5f5d" officeooo:paragraph-rsid="002e5f5d"/>
    </style:style>
    <style:style style:name="P29" style:family="paragraph" style:parent-style-name="Table_20_Contents">
      <loext:graphic-properties draw:fill="solid" draw:fill-color="#f79448" draw:opacity="100%"/>
      <style:paragraph-properties fo:text-align="center" style:justify-single-word="false" fo:background-color="#f79448"/>
      <style:text-properties officeooo:rsid="002e5f5d" officeooo:paragraph-rsid="002e5f5d"/>
    </style:style>
    <style:style style:name="P30" style:family="paragraph" style:parent-style-name="Table_20_Contents">
      <loext:graphic-properties draw:fill="solid" draw:fill-color="#fff450" draw:opacity="100%"/>
      <style:paragraph-properties fo:text-align="center" style:justify-single-word="false" fo:background-color="#fff450"/>
      <style:text-properties officeooo:rsid="002e5f5d" officeooo:paragraph-rsid="002e5f5d"/>
    </style:style>
    <style:style style:name="P31" style:family="paragraph" style:parent-style-name="Table_20_Contents">
      <loext:graphic-properties draw:fill="solid" draw:fill-color="#aa55a1" draw:opacity="100%"/>
      <style:paragraph-properties fo:text-align="center" style:justify-single-word="false" fo:background-color="#aa55a1"/>
      <style:text-properties officeooo:rsid="002e5f5d" officeooo:paragraph-rsid="002e5f5d"/>
    </style:style>
    <style:style style:name="P32" style:family="paragraph" style:parent-style-name="Table_20_Contents">
      <style:paragraph-properties fo:text-align="center" style:justify-single-word="false"/>
      <style:text-properties officeooo:rsid="002ff33f" officeooo:paragraph-rsid="002ff33f"/>
    </style:style>
    <style:style style:name="P33" style:family="paragraph" style:parent-style-name="Table_20_Contents">
      <loext:graphic-properties draw:fill="none" draw:fill-color="#ffffff"/>
      <style:paragraph-properties fo:text-align="center" style:justify-single-word="false" fo:background-color="transparent"/>
      <style:text-properties officeooo:rsid="002ff33f" officeooo:paragraph-rsid="002ff33f"/>
    </style:style>
    <style:style style:name="P34" style:family="paragraph" style:parent-style-name="Table_20_Contents">
      <loext:graphic-properties draw:fill="solid" draw:fill-color="#f04e4d" draw:opacity="100%"/>
      <style:paragraph-properties fo:text-align="center" style:justify-single-word="false" fo:background-color="#f04e4d"/>
      <style:text-properties officeooo:rsid="002ff33f" officeooo:paragraph-rsid="002ff33f"/>
    </style:style>
    <style:style style:name="P35" style:family="paragraph" style:parent-style-name="Table_20_Contents">
      <loext:graphic-properties draw:fill="solid" draw:fill-color="#f04e4d" draw:opacity="100%"/>
      <style:paragraph-properties fo:text-align="center" style:justify-single-word="false" fo:background-color="#f04e4d"/>
      <style:text-properties style:text-line-through-style="none" style:text-line-through-type="none" style:text-underline-style="none" officeooo:rsid="002ff33f" officeooo:paragraph-rsid="002ff33f"/>
    </style:style>
    <style:style style:name="P36" style:family="paragraph" style:parent-style-name="Table_20_Contents">
      <style:paragraph-properties fo:text-align="center" style:justify-single-word="false"/>
      <style:text-properties officeooo:rsid="0030c264" officeooo:paragraph-rsid="0030c264"/>
    </style:style>
    <style:style style:name="P37" style:family="paragraph" style:parent-style-name="Table_20_Contents">
      <loext:graphic-properties draw:fill="solid" draw:fill-color="#1b75bc" draw:opacity="100%"/>
      <style:paragraph-properties fo:text-align="center" style:justify-single-word="false" fo:background-color="#1b75bc"/>
      <style:text-properties officeooo:rsid="0030c264" officeooo:paragraph-rsid="0030c264"/>
    </style:style>
    <style:style style:name="P38" style:family="paragraph" style:parent-style-name="Table_20_Contents">
      <style:paragraph-properties fo:text-align="center" style:justify-single-word="false"/>
      <style:text-properties officeooo:rsid="003277fa" officeooo:paragraph-rsid="003277fa"/>
    </style:style>
    <style:style style:name="P39" style:family="paragraph" style:parent-style-name="Table_20_Contents">
      <loext:graphic-properties draw:fill="none" draw:fill-color="#ffffff"/>
      <style:paragraph-properties fo:text-align="center" style:justify-single-word="false" fo:background-color="transparent"/>
      <style:text-properties officeooo:rsid="003277fa" officeooo:paragraph-rsid="003277fa"/>
    </style:style>
    <style:style style:name="P40" style:family="paragraph" style:parent-style-name="Table_20_Contents">
      <style:paragraph-properties fo:text-align="center" style:justify-single-word="false"/>
      <style:text-properties officeooo:rsid="0032a15f" officeooo:paragraph-rsid="0032a15f"/>
    </style:style>
    <style:style style:name="P41" style:family="paragraph" style:parent-style-name="Table_20_Contents">
      <style:paragraph-properties fo:text-align="center" style:justify-single-word="false"/>
      <style:text-properties officeooo:rsid="0032ffcc" officeooo:paragraph-rsid="0032ffcc"/>
    </style:style>
    <style:style style:name="P42" style:family="paragraph" style:parent-style-name="Table_20_Contents">
      <style:paragraph-properties fo:text-align="start" style:justify-single-word="false"/>
      <style:text-properties officeooo:rsid="0036bcf0" officeooo:paragraph-rsid="0036bcf0"/>
    </style:style>
    <style:style style:name="P43" style:family="paragraph" style:parent-style-name="Table_20_Contents">
      <style:paragraph-properties fo:text-align="start" style:justify-single-word="false"/>
      <style:text-properties officeooo:rsid="0036bcf0" officeooo:paragraph-rsid="0037ef69"/>
    </style:style>
    <style:style style:name="P44" style:family="paragraph" style:parent-style-name="Standard">
      <style:paragraph-properties fo:text-align="center" style:justify-single-word="false" fo:break-before="page"/>
      <style:text-properties officeooo:rsid="001a6e53" officeooo:paragraph-rsid="001a6e53"/>
    </style:style>
    <style:style style:name="P45" style:family="paragraph" style:parent-style-name="Standard" style:list-style-name="L1">
      <style:paragraph-properties fo:text-align="start" style:justify-single-word="false"/>
      <style:text-properties officeooo:rsid="001b0e5b" officeooo:paragraph-rsid="001b0e5b"/>
    </style:style>
    <style:style style:name="P46" style:family="paragraph" style:parent-style-name="Standard" style:list-style-name="L1">
      <style:paragraph-properties fo:text-align="start" style:justify-single-word="false"/>
      <style:text-properties officeooo:rsid="001d0c17" officeooo:paragraph-rsid="001d0c17"/>
    </style:style>
    <style:style style:name="P47" style:family="paragraph" style:parent-style-name="Standard" style:list-style-name="L1">
      <style:paragraph-properties fo:text-align="start" style:justify-single-word="false"/>
      <style:text-properties officeooo:rsid="002e6bdd" officeooo:paragraph-rsid="002e6bdd"/>
    </style:style>
    <style:style style:name="P48" style:family="paragraph">
      <style:paragraph-properties fo:text-align="center"/>
    </style:style>
    <style:style style:name="P49" style:family="paragraph">
      <loext:graphic-properties draw:fill="none" draw:fill-color="#ffffff"/>
    </style:style>
    <style:style style:name="P50" style:family="paragraph">
      <style:paragraph-properties fo:text-align="center"/>
      <style:text-properties fo:font-size="12pt"/>
    </style:style>
    <style:style style:name="P51" style:family="paragraph">
      <loext:graphic-properties draw:fill="none" draw:fill-color="#ffffff"/>
      <style:text-properties fo:font-size="12pt"/>
    </style:style>
    <style:style style:name="T1" style:family="text">
      <style:text-properties officeooo:rsid="0016cef0"/>
    </style:style>
    <style:style style:name="T2" style:family="text">
      <style:text-properties officeooo:rsid="00187c34"/>
    </style:style>
    <style:style style:name="T3" style:family="text">
      <style:text-properties officeooo:rsid="001d0c17"/>
    </style:style>
    <style:style style:name="T4" style:family="text">
      <style:text-properties officeooo:rsid="001d1717"/>
    </style:style>
    <style:style style:name="T5" style:family="text">
      <style:text-properties officeooo:rsid="001ddd90"/>
    </style:style>
    <style:style style:name="T6" style:family="text">
      <style:text-properties officeooo:rsid="001e3288"/>
    </style:style>
    <style:style style:name="T7" style:family="text">
      <style:text-properties officeooo:rsid="0020166f"/>
    </style:style>
    <style:style style:name="T8" style:family="text">
      <style:text-properties officeooo:rsid="0021bc3d"/>
    </style:style>
    <style:style style:name="T9" style:family="text">
      <style:text-properties officeooo:rsid="0022fc9c"/>
    </style:style>
    <style:style style:name="T10" style:family="text">
      <style:text-properties officeooo:rsid="002545a7"/>
    </style:style>
    <style:style style:name="T11" style:family="text">
      <style:text-properties officeooo:rsid="002769ad"/>
    </style:style>
    <style:style style:name="T12" style:family="text">
      <style:text-properties officeooo:rsid="002891be"/>
    </style:style>
    <style:style style:name="T13" style:family="text">
      <style:text-properties officeooo:rsid="0030c264"/>
    </style:style>
    <style:style style:name="T14" style:family="text">
      <style:text-properties officeooo:rsid="003277fa"/>
    </style:style>
    <style:style style:name="T15"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161cm" fo:min-width="1.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161cm" fo:min-width="1.4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891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176cm" draw:textarea-horizontal-align="center" draw:textarea-vertical-align="middle" style:run-through="foreground"/>
    </style:style>
    <style:style style:name="gr6" style:family="graphic">
      <style:graphic-properties draw:stroke="none" svg:stroke-color="#000000" draw:fill="none" draw:fill-color="#ffffff" fo:min-height="1.177cm" style:run-through="foreground"/>
    </style:style>
    <style:style style:name="gr7" style:family="graphic">
      <style:graphic-properties draw:stroke="none" svg:stroke-color="#000000" draw:fill="none" draw:fill-color="#ffffff" fo:min-height="0.667cm" style:run-through="foreground"/>
    </style:style>
    <style:style style:name="gr8" style:family="graphic">
      <style:graphic-properties draw:stroke="none" svg:stroke-color="#000000" draw:fill="none" draw:fill-color="#ffffff" fo:min-height="0.975cm" style:run-through="foreground"/>
    </style:style>
    <style:style style:name="gr9"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ntroduction</text:p>
      <text:p text:style-name="P2"/>
      <text:p text:style-name="P3">Dans le cadre de la refonte complète de la gestion d’un camping, il nous a été demandé de créer une base de donnée permettant au camping d’avoir une vue d’ensemble complète et rapide sur ses clients. De nos jours la quasi totalité des entreprises utilisent un système de base de données pour faciliter la gestion de tout les flux régissant leur organisation et leur fonctionnement.</text:p>
      <text:p text:style-name="P3">Leur but étant de proposer aux vacanciers la meilleure expérience possible, cette dernière <text:span text:style-name="T1">se doit d’être fluide et bien gérée. Plus les informations sur les clients et leur séjour seront nombreuses, plus le camping pourra répondre au mieux à leurs attentes.</text:span></text:p>
      <text:p text:style-name="P4">Il est possible à l’aide d’une base de données de générer des accès rapides et efficaces à ne de nombreuses informations aussi bien du côté client mais aussi personnel. <text:span text:style-name="T2">Il nous faut donc passer en revue toutes les questions auxquelles le gérant peut vouloir répondre et passer par plusieurs étapes nécessaires.</text:span></text:p>
      <text:p text:style-name="P4"/>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F"/>
        <table:table-column table:style-name="Tableau1.G"/>
        <table:table-row>
          <table:table-cell table:style-name="Tableau1.A1" table:number-columns-spanned="7" office:value-type="string">
            <text:p text:style-name="P41">Camping Samoht</text:p>
          </table:table-cell>
          <table:covered-table-cell/>
          <table:covered-table-cell/>
          <table:covered-table-cell/>
          <table:covered-table-cell/>
          <table:covered-table-cell/>
          <table:covered-table-cell/>
        </table:table-row>
        <table:table-row>
          <table:table-cell table:style-name="Tableau1.A2" table:number-columns-spanned="5" office:value-type="string">
            <text:p text:style-name="P15">Logements</text:p>
          </table:table-cell>
          <table:covered-table-cell/>
          <table:covered-table-cell/>
          <table:covered-table-cell/>
          <table:covered-table-cell/>
          <table:table-cell table:style-name="Tableau1.F19" table:number-rows-spanned="18" office:value-type="string">
            <text:p text:style-name="P7"/>
          </table:table-cell>
          <table:table-cell table:style-name="Tableau1.G2" office:value-type="string">
            <text:p text:style-name="P15">Servic<text:span text:style-name="T9">es</text:span></text:p>
          </table:table-cell>
        </table:table-row>
        <table:table-row>
          <table:table-cell table:style-name="Tableau1.A2" table:number-rows-spanned="7" office:value-type="string">
            <text:p text:style-name="P15"/>
            <text:p text:style-name="P15">Mobile-home</text:p>
          </table:table-cell>
          <table:table-cell table:style-name="Tableau1.A2" table:number-rows-spanned="7" office:value-type="string">
            <text:p text:style-name="P15"/>
            <text:p text:style-name="P15">250</text:p>
          </table:table-cell>
          <table:table-cell table:style-name="Tableau1.A2" office:value-type="string">
            <text:p text:style-name="P19">Capacité</text:p>
          </table:table-cell>
          <table:table-cell table:style-name="Tableau1.A2" office:value-type="string">
            <text:p text:style-name="P19">Forfaits</text:p>
          </table:table-cell>
          <table:table-cell table:style-name="Tableau1.A2" office:value-type="string">
            <text:p text:style-name="P19">Prix / <text:span text:style-name="T10">nuit</text:span></text:p>
            <text:p text:style-name="P21">Moyenne saison</text:p>
          </table:table-cell>
          <table:covered-table-cell/>
          <table:table-cell table:style-name="Tableau1.G3" table:number-rows-spanned="17" office:value-type="string">
            <text:p text:style-name="P15"/>
            <text:p text:style-name="P15">Cours de danse</text:p>
            <text:p text:style-name="P15">Cours AquaGy<text:span text:style-name="T7">m</text:span></text:p>
            <text:p text:style-name="P17">Salle de musculation</text:p>
            <text:p text:style-name="P17">Piscine</text:p>
            <text:p text:style-name="P17">Snack-bars &amp; bars</text:p>
            <text:p text:style-name="P17">Évènements <text:span text:style-name="T8">aléatoires</text:span></text:p>
          </table:table-cell>
        </table:table-row>
        <table:table-row>
          <table:covered-table-cell/>
          <table:covered-table-cell/>
          <table:table-cell table:style-name="Tableau1.A2" table:number-rows-spanned="2" office:value-type="string">
            <text:p text:style-name="P18">Petit (2 pers.)</text:p>
          </table:table-cell>
          <table:table-cell table:style-name="Tableau1.D19" office:value-type="string">
            <text:p text:style-name="P18">Tout compris</text:p>
          </table:table-cell>
          <table:table-cell table:style-name="Tableau1.E18" office:value-type="string">
            <text:p text:style-name="P21"><text:span text:style-name="T11">45</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1">2<text:span text:style-name="T11">2</text:span>€</text:p>
          </table:table-cell>
          <table:covered-table-cell/>
          <table:covered-table-cell/>
        </table:table-row>
        <table:table-row>
          <table:covered-table-cell/>
          <table:covered-table-cell/>
          <table:table-cell table:style-name="Tableau1.A2" table:number-rows-spanned="2" office:value-type="string">
            <text:p text:style-name="P18">Moyen (4 pers.)</text:p>
          </table:table-cell>
          <table:table-cell table:style-name="Tableau1.D19" office:value-type="string">
            <text:p text:style-name="P18">Tout compris</text:p>
          </table:table-cell>
          <table:table-cell table:style-name="Tableau1.E18" office:value-type="string">
            <text:p text:style-name="P21"><text:span text:style-name="T11">65</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1"><text:span text:style-name="T11">39</text:span>€</text:p>
          </table:table-cell>
          <table:covered-table-cell/>
          <table:covered-table-cell/>
        </table:table-row>
        <table:table-row>
          <table:covered-table-cell/>
          <table:covered-table-cell/>
          <table:table-cell table:style-name="Tableau1.A2" table:number-rows-spanned="2" office:value-type="string">
            <text:p text:style-name="P18">Grand (6 pers.)</text:p>
          </table:table-cell>
          <table:table-cell table:style-name="Tableau1.D19" office:value-type="string">
            <text:p text:style-name="P18">Tout compris</text:p>
          </table:table-cell>
          <table:table-cell table:style-name="Tableau1.E18" office:value-type="string">
            <text:p text:style-name="P21"><text:span text:style-name="T11">85</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1"><text:span text:style-name="T11">45</text:span>€</text:p>
          </table:table-cell>
          <table:covered-table-cell/>
          <table:covered-table-cell/>
        </table:table-row>
        <table:table-row>
          <table:table-cell table:style-name="Tableau1.A2" table:number-rows-spanned="2" office:value-type="string">
            <text:p text:style-name="P15">Empl. Caravane</text:p>
          </table:table-cell>
          <table:table-cell table:style-name="Tableau1.A2" table:number-rows-spanned="2" office:value-type="string">
            <text:p text:style-name="P15">50</text:p>
          </table:table-cell>
          <table:table-cell table:style-name="Tableau1.A2" table:number-rows-spanned="2" office:value-type="string">
            <text:p text:style-name="P19">Capacité caravane</text:p>
          </table:table-cell>
          <table:table-cell table:style-name="Tableau1.D19" office:value-type="string">
            <text:p text:style-name="P19">Tout compris</text:p>
          </table:table-cell>
          <table:table-cell table:style-name="Tableau1.E18" office:value-type="string">
            <text:p text:style-name="P21"><text:span text:style-name="T12">43</text:span>€</text:p>
          </table:table-cell>
          <table:covered-table-cell/>
          <table:covered-table-cell/>
        </table:table-row>
        <table:table-row>
          <table:covered-table-cell/>
          <table:covered-table-cell/>
          <table:covered-table-cell/>
          <table:table-cell table:style-name="Tableau1.D19" office:value-type="string">
            <text:p text:style-name="P19">Juste emplacement</text:p>
          </table:table-cell>
          <table:table-cell table:style-name="Tableau1.A2" office:value-type="string">
            <text:p text:style-name="P21"><text:span text:style-name="T12">19</text:span>€</text:p>
          </table:table-cell>
          <table:covered-table-cell/>
          <table:covered-table-cell/>
        </table:table-row>
        <table:table-row>
          <table:table-cell table:style-name="Tableau1.A2" table:number-rows-spanned="2" office:value-type="string">
            <text:p text:style-name="P16">Empl. </text:p>
            <text:p text:style-name="P16">Camping-car</text:p>
          </table:table-cell>
          <table:table-cell table:style-name="Tableau1.A2" table:number-rows-spanned="2" office:value-type="string">
            <text:p text:style-name="P15">25</text:p>
          </table:table-cell>
          <table:table-cell table:style-name="Tableau1.A2" table:number-rows-spanned="2" office:value-type="string">
            <text:p text:style-name="P20">Capacité </text:p>
            <text:p text:style-name="P20">Camping-car</text:p>
          </table:table-cell>
          <table:table-cell table:style-name="Tableau1.A2" office:value-type="string">
            <text:p text:style-name="P18">Tout compris</text:p>
          </table:table-cell>
          <table:table-cell table:style-name="Tableau1.E18" office:value-type="string">
            <text:p text:style-name="P21"><text:span text:style-name="T12">49</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1"><text:span text:style-name="T12">23</text:span>€</text:p>
          </table:table-cell>
          <table:covered-table-cell/>
          <table:covered-table-cell/>
        </table:table-row>
        <table:table-row>
          <table:table-cell table:style-name="Tableau1.A2" table:number-rows-spanned="2" office:value-type="string">
            <text:p text:style-name="P15">Empl. tente</text:p>
          </table:table-cell>
          <table:table-cell table:style-name="Tableau1.A2" table:number-rows-spanned="2" office:value-type="string">
            <text:p text:style-name="P15">125</text:p>
          </table:table-cell>
          <table:table-cell table:style-name="Tableau1.A2" table:number-rows-spanned="2" office:value-type="string">
            <text:p text:style-name="P20">Capacité tente</text:p>
          </table:table-cell>
          <table:table-cell table:style-name="Tableau1.D19" office:value-type="string">
            <text:p text:style-name="P18">Tout compris</text:p>
          </table:table-cell>
          <table:table-cell table:style-name="Tableau1.E18" office:value-type="string">
            <text:p text:style-name="P21"><text:span text:style-name="T12">39</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1">1<text:span text:style-name="T11">1</text:span>€</text:p>
          </table:table-cell>
          <table:covered-table-cell/>
          <table:covered-table-cell/>
        </table:table-row>
        <table:table-row>
          <table:table-cell table:style-name="Tableau1.A2" table:number-rows-spanned="2" office:value-type="string">
            <text:p text:style-name="P15">Pavillon</text:p>
          </table:table-cell>
          <table:table-cell table:style-name="Tableau1.A2" table:number-rows-spanned="2" office:value-type="string">
            <text:p text:style-name="P15">10</text:p>
          </table:table-cell>
          <table:table-cell table:style-name="Tableau1.A2" table:number-rows-spanned="2" office:value-type="string">
            <text:p text:style-name="P20">10 pers.</text:p>
          </table:table-cell>
          <table:table-cell table:style-name="Tableau1.D19" office:value-type="string">
            <text:p text:style-name="P18">Tout compris</text:p>
          </table:table-cell>
          <table:table-cell table:style-name="Tableau1.E18" office:value-type="string">
            <text:p text:style-name="P22">1<text:span text:style-name="T12">67</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3">108€</text:p>
          </table:table-cell>
          <table:covered-table-cell/>
          <table:covered-table-cell/>
        </table:table-row>
        <table:table-row>
          <table:table-cell table:style-name="Tableau1.A2" table:number-rows-spanned="2" office:value-type="string">
            <text:p text:style-name="P15">Chalet</text:p>
          </table:table-cell>
          <table:table-cell table:style-name="Tableau1.A2" table:number-rows-spanned="2" office:value-type="string">
            <text:p text:style-name="P15">10</text:p>
          </table:table-cell>
          <table:table-cell table:style-name="Tableau1.A2" table:number-rows-spanned="2" office:value-type="string">
            <text:p text:style-name="P20">8 pers.</text:p>
          </table:table-cell>
          <table:table-cell table:style-name="Tableau1.D19" office:value-type="string">
            <text:p text:style-name="P18">Tout compris</text:p>
          </table:table-cell>
          <table:table-cell table:style-name="Tableau1.E18" office:value-type="string">
            <text:p text:style-name="P22"><text:span text:style-name="T12">175</text:span>€</text:p>
          </table:table-cell>
          <table:covered-table-cell/>
          <table:covered-table-cell/>
        </table:table-row>
        <table:table-row>
          <table:covered-table-cell/>
          <table:covered-table-cell/>
          <table:covered-table-cell/>
          <table:table-cell table:style-name="Tableau1.D19" office:value-type="string">
            <text:p text:style-name="P18">Juste logement</text:p>
          </table:table-cell>
          <table:table-cell table:style-name="Tableau1.A2" office:value-type="string">
            <text:p text:style-name="P22"><text:span text:style-name="T12">120</text:span>€</text:p>
          </table:table-cell>
          <table:covered-table-cell/>
          <table:covered-table-cell/>
        </table:table-row>
      </table:table>
      <text:p text:style-name="P6"/>
      <text:p text:style-name="P44">Analyse</text:p>
      <text:p text:style-name="P10"/>
      <text:p text:style-name="P10"/>
      <text:p text:style-name="P5">Cahier des charges</text:p>
      <text:list xml:id="list3985715570" text:style-name="L1">
        <text:list-item>
          <text:p text:style-name="P45">Dans l’imminente réouverture du camping après tous les travaux, que ce soit le matériel, les infrastructures, les services, ou l’organisation du camping en général, nous avons donc été chargé d’organiser une base de donnée complète concernant les clients ainsi que tous ce qui les concerne, c’est à dire tous les services proposés ainsi que leur réservation.</text:p>
          <text:p text:style-name="P45"/>
          <text:p text:style-name="P45">Nous avons donc besoin du nombre d’animateurs ainsi que leur qualifications. <text:span text:style-name="T5">Un animateur peut avoir une ou plusieurs qualifications.</text:span> Nous considérons les barmans et serveurs comme animateurs, puisque c’est un service payant ou gratuit selon l’offre dont le client dispose. Nous avons aussi plusieurs animateurs sportifs, spécialisés dans le milieu aquatique et/ou terrestre.</text:p>
          <text:p text:style-name="P45">Il y a donc <text:span text:style-name="T3">4</text:span> bars disposés sur le camping à la disposition des barmans, <text:span text:style-name="T3">2 snack-bars à la disposition des serveurs. Les animateurs sportifs ont à leur disposition une salle de musculation, <text:s/>2 piscines, ainsi qu’une salle de danse en plein air.</text:span></text:p>
          <text:p text:style-name="P46">Ils interagissent tous avec des clients, dont ils sont capables de voir les informations à tout instant, tel que l’offre à laquelle ils ont souscrit, ou leur date d’arrivée et de départ au camping. <text:span text:style-name="T4">Ils gèrent leur propre planning.</text:span></text:p>
          <text:p text:style-name="P47">Un(e) secrétaire sera aussi chargé(e) de répondre aux différentes questions des clients, ainsi que prendre les réservations par téléphone. Les réservations sur internet sont directement transmises. Les clients pourront ainsi accéder à leurs informations tout au long de leur séjour ainsi que payer à cet accueil au début du séjour.</text:p>
          <text:p text:style-name="P46"/>
          <text:p text:style-name="P46">Côté client nous avons 250 mobiles-homes, divisés en 3 catégorie ( 50 petits, 175 moyens, 25 grands), 50 emplacements de caravanes,25 emplacements de camping-car, 125 emplacements pour des tentes. Les vacanciers pourront aussi réserver des pavillons (10 disponibles) et des chalets (10 disponibles).</text:p>
          <text:p text:style-name="P46">Chaque vacancier fait partie d’une famille, on considère qu’une famille compte au moins 1 personne. Chaque famille pourra souscrire à différents services, tel que l’accès au Wi-Fi ou à la télé dans leur logement (uniquement mobiles-homes, chalets et pavillons). <text:span text:style-name="T6">Des membres d’une famille pourront s’inscrire individuellement a des activités (gratuites ou payantes selon l’offre souscrite par la famille) telles que des cours de danses, de l’AquaGym, des massages ou a des évènements que les animateurs auront créé.</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Matrice de flux</text:p>
      <text:p text:style-name="P9"><text:s/></text:p>
      <table:table table:name="Tableau2" table:style-name="Tableau2">
        <table:table-column table:style-name="Tableau2.A"/>
        <table:table-column table:style-name="Tableau2.B" table:number-columns-repeated="4"/>
        <table:table-column table:style-name="Tableau2.F"/>
        <table:table-row>
          <table:table-cell table:style-name="Tableau2.A1" office:value-type="string">
            <text:p text:style-name="P27">→</text:p>
          </table:table-cell>
          <table:table-cell table:style-name="Tableau2.B1" office:value-type="string">
            <text:p text:style-name="P30">Client</text:p>
          </table:table-cell>
          <table:table-cell table:style-name="Tableau2.C1" office:value-type="string">
            <text:p text:style-name="P29">Camping</text:p>
          </table:table-cell>
          <table:table-cell table:style-name="Tableau2.D1" office:value-type="string">
            <text:p text:style-name="P34">Secrétaire</text:p>
          </table:table-cell>
          <table:table-cell table:style-name="Tableau2.E1" office:value-type="string">
            <text:p text:style-name="P31">Animateur <text:span text:style-name="T13">sportif</text:span></text:p>
          </table:table-cell>
          <table:table-cell table:style-name="Tableau2.F1" office:value-type="string">
            <text:p text:style-name="P37">Barman / Serveurs</text:p>
          </table:table-cell>
        </table:table-row>
        <table:table-row>
          <table:table-cell table:style-name="Tableau2.A4" office:value-type="string">
            <text:p text:style-name="P30">Client</text:p>
          </table:table-cell>
          <table:table-cell table:style-name="Tableau2.B2" office:value-type="string">
            <text:p text:style-name="P35">xxx</text:p>
          </table:table-cell>
          <table:table-cell table:style-name="Tableau2.C2" office:value-type="string">
            <text:p text:style-name="P26"/>
          </table:table-cell>
          <table:table-cell table:style-name="Tableau2.D2" office:value-type="string">
            <text:p text:style-name="P32">~réserver séjour</text:p>
            <text:p text:style-name="P32">~payer séjour</text:p>
            <text:p text:style-name="P32">~demander informations</text:p>
          </table:table-cell>
          <table:table-cell table:style-name="Tableau2.E2" office:value-type="string">
            <text:p text:style-name="P28">~s’inscrire animation</text:p>
            <text:p text:style-name="P32">~demander planning</text:p>
            <text:p text:style-name="P32">~payer service (selon offre)</text:p>
          </table:table-cell>
          <table:table-cell table:style-name="Tableau2.F2" office:value-type="string">
            <text:p text:style-name="P40">~commander</text:p>
            <text:p text:style-name="P40">~payer service</text:p>
          </table:table-cell>
        </table:table-row>
        <table:table-row>
          <table:table-cell table:style-name="Tableau2.A4" office:value-type="string">
            <text:p text:style-name="P29">Camping</text:p>
          </table:table-cell>
          <table:table-cell table:style-name="Tableau2.B3" office:value-type="string">
            <text:p text:style-name="P28">~loue logement</text:p>
            <text:p text:style-name="P28">~met à disposition des services</text:p>
          </table:table-cell>
          <table:table-cell table:style-name="Tableau2.B2" office:value-type="string">
            <text:p text:style-name="P32">xxx</text:p>
          </table:table-cell>
          <table:table-cell table:style-name="Tableau2.B3" office:value-type="string">
            <text:p text:style-name="P33">~reçoit informations client</text:p>
            <text:p text:style-name="P39">~donner informations client</text:p>
          </table:table-cell>
          <table:table-cell table:style-name="Tableau2.E3" office:value-type="string">
            <text:p text:style-name="P32">~met à disposition équipement adéquat</text:p>
          </table:table-cell>
          <table:table-cell table:style-name="Tableau2.F3" office:value-type="string">
            <text:p text:style-name="P40">~met à disposition équipement adéquat</text:p>
          </table:table-cell>
        </table:table-row>
        <table:table-row>
          <table:table-cell table:style-name="Tableau2.A4" office:value-type="string">
            <text:p text:style-name="P34">Secrétaire</text:p>
          </table:table-cell>
          <table:table-cell table:style-name="Tableau2.B3" office:value-type="string">
            <text:p text:style-name="P32">~renseigner</text:p>
            <text:p text:style-name="P32">~remplir réservations</text:p>
          </table:table-cell>
          <table:table-cell table:style-name="Tableau2.B3" office:value-type="string">
            <text:p text:style-name="P32">~transmettre réservations</text:p>
          </table:table-cell>
          <table:table-cell table:style-name="Tableau2.B2" office:value-type="string">
            <text:p text:style-name="P32">xxx</text:p>
          </table:table-cell>
          <table:table-cell table:style-name="Tableau2.E4" office:value-type="string">
            <text:p text:style-name="P38">~donner planning</text:p>
          </table:table-cell>
          <table:table-cell table:style-name="Tableau2.F4" office:value-type="string">
            <text:p text:style-name="P38">~donner planning</text:p>
          </table:table-cell>
        </table:table-row>
        <table:table-row>
          <table:table-cell table:style-name="Tableau2.A5" office:value-type="string">
            <text:p text:style-name="P31">Animateur <text:span text:style-name="T13">sportif</text:span></text:p>
          </table:table-cell>
          <table:table-cell table:style-name="Tableau2.B5" office:value-type="string">
            <text:p text:style-name="P36">~d<text:span text:style-name="T14">ivertir</text:span></text:p>
            <text:p text:style-name="P38">~donner planning</text:p>
            <text:p text:style-name="P40">~recevoir paiement</text:p>
          </table:table-cell>
          <table:table-cell table:style-name="Tableau2.C5" office:value-type="string">
            <text:p text:style-name="P38">~travailler</text:p>
            <text:p text:style-name="P38">~demander informations client</text:p>
          </table:table-cell>
          <table:table-cell table:style-name="Tableau2.D5" office:value-type="string">
            <text:p text:style-name="P38">~demander planning</text:p>
          </table:table-cell>
          <table:table-cell table:style-name="Tableau2.B2" office:value-type="string">
            <text:p text:style-name="P32">xxx</text:p>
          </table:table-cell>
          <table:table-cell table:style-name="Tableau2.F5" office:value-type="string">
            <text:p text:style-name="P32"/>
          </table:table-cell>
        </table:table-row>
        <table:table-row>
          <table:table-cell table:style-name="Tableau2.A6" office:value-type="string">
            <text:p text:style-name="P37">Barman / Serveurs</text:p>
          </table:table-cell>
          <table:table-cell table:style-name="Tableau2.B6" office:value-type="string">
            <text:p text:style-name="P40">~nourrir</text:p>
            <text:p text:style-name="P40">~recevoir paiement</text:p>
          </table:table-cell>
          <table:table-cell table:style-name="Tableau2.C6" office:value-type="string">
            <text:p text:style-name="P38">~travailler</text:p>
            <text:p text:style-name="P38">~demander informations client</text:p>
          </table:table-cell>
          <table:table-cell table:style-name="Tableau2.D6" office:value-type="string">
            <text:p text:style-name="P38">~demander planning</text:p>
          </table:table-cell>
          <table:table-cell table:style-name="Tableau2.B3" office:value-type="string">
            <text:p text:style-name="P32"/>
          </table:table-cell>
          <table:table-cell table:style-name="Tableau2.F6" office:value-type="string">
            <text:p text:style-name="P32"/>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Diagramme de flux</text:p>
      <text:p text:style-name="P11"><draw:g text:anchor-type="paragraph" draw:z-index="5" draw:style-name="gr4"><draw:line draw:name="Forme3" draw:style-name="gr5" draw:text-style-name="P48" svg:x1="1.84cm" svg:y1="4.189cm" svg:x2="7.924cm" svg:y2="7.59cm"><text:p/></draw:line><draw:frame draw:name="Forme4" draw:style-name="gr6" draw:text-style-name="P49" svg:width="3.677cm" svg:height="1.177cm" draw:transform="rotate (-0.519060919543113) translate (3.43605555555556cm 4.43088888888889cm)"><draw:text-box><text:p>réserver séjour</text:p></draw:text-box></draw:frame></draw:g><draw:custom-shape text:anchor-type="paragraph" draw:z-index="0" draw:name="Forme1" draw:style-name="gr1" draw:text-style-name="P48" svg:width="1.883cm" svg:height="4.47cm" svg:x="0.4cm" svg:y="1.101cm"><text:p text:style-name="P48">Clien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e1" draw:style-name="gr2" draw:text-style-name="P48" svg:width="2.031cm" svg:height="4.47cm" svg:x="15.333cm" svg:y="0.834cm"><text:p text:style-name="P48">Campin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1" draw:style-name="gr2" draw:text-style-name="P48" svg:width="2.031cm" svg:height="4.47cm" svg:x="7.923cm" svg:y="5.039cm"><text:p text:style-name="P48">Secrétai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e2" draw:style-name="gr3" draw:text-style-name="P48" svg:width="1.881cm" svg:height="4.088cm" svg:x="0.224cm" svg:y="9.611cm"><text:p text:style-name="P48">Animateur</text:p><text:p text:style-name="P48">sporti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2" draw:style-name="gr3" draw:text-style-name="P48" svg:width="1.881cm" svg:height="4.088cm" svg:x="15.423cm" svg:y="10.052cm"><text:p text:style-name="P48">Barman /</text:p><text:p text:style-name="P48">Serveu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Forme3" draw:style-name="gr9" draw:text-style-name="P48" svg:x1="15.333cm" svg:y1="1.535cm" svg:x2="2.282cm" svg:y2="1.535cm"><text:p/></draw:line><draw:frame text:anchor-type="paragraph" draw:z-index="9" draw:name="Forme4" draw:style-name="gr10" draw:text-style-name="P49" svg:width="5.703cm" svg:height="1.463cm" svg:x="7.426cm" svg:y="1.034cm"><draw:text-box><text:p>loue logement</text:p><text:p>met à disposition des services</text:p></draw:text-box></draw:frame></text:p>
      <text:p text:style-name="P11"/>
      <text:p text:style-name="P11"/>
      <text:p text:style-name="P11"/>
      <text:p text:style-name="P11"><draw:g text:anchor-type="paragraph" draw:z-index="7" draw:style-name="gr4"><draw:line draw:name="Forme3" draw:style-name="gr5" draw:text-style-name="P50" svg:x1="5.781cm" svg:y1="0.325cm" svg:x2="11.868cm" svg:y2="3.729cm"><text:p/></draw:line><draw:frame draw:name="Forme4" draw:style-name="gr8" draw:text-style-name="P51" svg:width="6.804cm" svg:height="0.976cm" draw:transform="rotate (-0.518711853692716) translate (7.37658333333333cm 0.567972222222222cm)"><draw:text-box><text:p><text:span text:style-name="T15">demander informations</text:span></text:p></draw:text-box></draw:frame></draw:g></text:p>
      <text:p text:style-name="P11"/>
      <text:p text:style-name="P11"><draw:g text:anchor-type="paragraph" draw:z-index="6" draw:style-name="gr4"><draw:line draw:name="Forme3" draw:style-name="gr5" draw:text-style-name="P50" svg:x1="4.044cm" svg:y1="0.412cm" svg:x2="10.129cm" svg:y2="3.814cm"><text:p/></draw:line><draw:frame draw:name="Forme4" draw:style-name="gr7" draw:text-style-name="P51" svg:width="3.678cm" svg:height="0.668cm" draw:transform="rotate (-0.518711853692716) translate (5.64091666666667cm 0.656166666666667cm)"><draw:text-box><text:p><text:span text:style-name="T15">payer séjour</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Dictionnaire de données</text:p>
      <text:p text:style-name="P12"/>
      <table:table table:name="Dictionnaire_de_données" table:style-name="Dictionnaire_5f_de_5f_données">
        <table:table-column table:style-name="Dictionnaire_5f_de_5f_données.A" table:number-columns-repeated="3"/>
        <table:table-row>
          <table:table-cell table:style-name="Dictionnaire_5f_de_5f_données.A1" table:number-columns-spanned="3" office:value-type="string">
            <text:p text:style-name="P42">Entité</text:p>
          </table:table-cell>
          <table:covered-table-cell/>
          <table:covered-table-cell/>
        </table:table-row>
        <table:table-row>
          <table:table-cell table:style-name="Dictionnaire_5f_de_5f_données.A2" office:value-type="string">
            <text:p text:style-name="P42">Diminutif de l’attribut</text:p>
          </table:table-cell>
          <table:table-cell table:style-name="Dictionnaire_5f_de_5f_données.A2" office:value-type="string">
            <text:p text:style-name="P42">Définition de l’attribut</text:p>
          </table:table-cell>
          <table:table-cell table:style-name="Dictionnaire_5f_de_5f_données.C2" office:value-type="string">
            <text:p text:style-name="P42">Exemple d’utilisation</text:p>
          </table:table-cell>
        </table:table-row>
        <table:table-row>
          <table:table-cell table:style-name="Dictionnaire_5f_de_5f_données.A2" office:value-type="string">
            <text:p text:style-name="P24"/>
          </table:table-cell>
          <table:table-cell table:style-name="Dictionnaire_5f_de_5f_données.A2" office:value-type="string">
            <text:p text:style-name="P24"/>
          </table:table-cell>
          <table:table-cell table:style-name="Dictionnaire_5f_de_5f_données.C2" office:value-type="string">
            <text:p text:style-name="P24"/>
          </table:table-cell>
        </table:table-row>
      </table:table>
      <text:p text:style-name="P13"/>
      <table:table table:name="Tableau3" table:style-name="Tableau3">
        <table:table-column table:style-name="Tableau3.A" table:number-columns-repeated="3"/>
        <table:table-row>
          <table:table-cell table:style-name="Tableau3.A1" table:number-columns-spanned="3" office:value-type="string">
            <text:p text:style-name="P43">Entité</text:p>
          </table:table-cell>
          <table:covered-table-cell/>
          <table:covered-table-cell/>
        </table:table-row>
        <table:table-row>
          <table:table-cell table:style-name="Tableau3.A2" office:value-type="string">
            <text:p text:style-name="P43">Diminutif de l’attribut</text:p>
          </table:table-cell>
          <table:table-cell table:style-name="Tableau3.A2" office:value-type="string">
            <text:p text:style-name="P43">Définition de l’attribut</text:p>
          </table:table-cell>
          <table:table-cell table:style-name="Tableau3.C2" office:value-type="string">
            <text:p text:style-name="P43">Exemple d’utilisation</text:p>
          </table:table-cell>
        </table:table-row>
        <table:table-row>
          <table:table-cell table:style-name="Tableau3.A2" office:value-type="string">
            <text:p text:style-name="P25"/>
          </table:table-cell>
          <table:table-cell table:style-name="Tableau3.A2" office:value-type="string">
            <text:p text:style-name="P25"/>
          </table:table-cell>
          <table:table-cell table:style-name="Tableau3.C2" office:value-type="string">
            <text:p text:style-name="P25"/>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0:22:39.495319308</meta:creation-date>
    <dc:date>2018-11-05T23:43:53.952812382</dc:date>
    <meta:editing-duration>PT1H45M8S</meta:editing-duration>
    <meta:editing-cycles>29</meta:editing-cycles>
    <meta:generator>LibreOffice/6.0.6.2$Linux_X86_64 LibreOffice_project/00m0$Build-2</meta:generator>
    <meta:document-statistic meta:table-count="4" meta:image-count="0" meta:object-count="0" meta:page-count="5" meta:paragraph-count="139" meta:word-count="756" meta:character-count="4885" meta:non-whitespace-character-count="4270"/>
  </office:meta>
</office:document-meta>
</file>